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table:style-name="Default" office:value-type="string" calcext:value-type="string">
            <text:p><text:s/>peak0</text:p>
          </table:table-cell>
          <table:table-cell table:style-name="Default" office:value-type="string" calcext:value-type="string">
            <text:p><text:s/>peak1</text:p>
          </table:table-cell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PMOS</text:p>
          </table:table-cell>
          <table:table-cell table:style-name="Default" office:value-type="string" calcext:value-type="string">
            <text:p>NMO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154073" calcext:value-type="float">
            <text:p>-1,54E-02</text:p>
          </table:table-cell>
          <table:table-cell office:value-type="float" office:value="-0.0144264" calcext:value-type="float">
            <text:p>-1,44E-02</text:p>
          </table:table-cell>
          <table:table-cell/>
          <table:table-cell table:formula="of:=AVERAGE([.C2:.D2])*1000" office:value-type="float" office:value="-14.91685" calcext:value-type="float">
            <text:p>-1,49E+01</text:p>
          </table:table-cell>
          <table:table-cell table:formula="of:=1000000*([.C2]-[.D2])" office:value-type="float" office:value="-980.900000000002" calcext:value-type="float">
            <text:p>-9,81E+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4.91685" calcext:value-type="float">
            <text:p>-1,49E+01</text:p>
          </table:table-cell>
          <table:table-cell office:value-type="float" office:value="-14.8247" calcext:value-type="float">
            <text:p>-1,48E+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53153" calcext:value-type="float">
            <text:p>-1,53E-02</text:p>
          </table:table-cell>
          <table:table-cell office:value-type="float" office:value="-0.0143341" calcext:value-type="float">
            <text:p>-1,43E-02</text:p>
          </table:table-cell>
          <table:table-cell/>
          <table:table-cell table:formula="of:=AVERAGE([.C3:.D3])*1000" office:value-type="float" office:value="-14.8247" calcext:value-type="float">
            <text:p>-1,48E+01</text:p>
          </table:table-cell>
          <table:table-cell table:formula="of:=1000000*([.C3]-[.D3])" office:value-type="float" office:value="-981.2" calcext:value-type="float">
            <text:p>-9,81E+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28455" calcext:value-type="float">
            <text:p>-1,53E+01</text:p>
          </table:table-cell>
          <table:table-cell office:value-type="float" office:value="-15.1889" calcext:value-type="float">
            <text:p>-1,52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57805" calcext:value-type="float">
            <text:p>-1,58E-02</text:p>
          </table:table-cell>
          <table:table-cell office:value-type="float" office:value="-0.0147886" calcext:value-type="float">
            <text:p>-1,48E-02</text:p>
          </table:table-cell>
          <table:table-cell/>
          <table:table-cell table:formula="of:=AVERAGE([.C4:.D4])*1000" office:value-type="float" office:value="-15.28455" calcext:value-type="float">
            <text:p>-1,53E+01</text:p>
          </table:table-cell>
          <table:table-cell table:formula="of:=1000000*([.C4]-[.D4])" office:value-type="float" office:value="-991.900000000002" calcext:value-type="float">
            <text:p>-9,92E+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.48835" calcext:value-type="float">
            <text:p>-1,55E+01</text:p>
          </table:table-cell>
          <table:table-cell office:value-type="float" office:value="-15.39" calcext:value-type="float">
            <text:p>-1,54E+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0156845" calcext:value-type="float">
            <text:p>-1,57E-02</text:p>
          </table:table-cell>
          <table:table-cell office:value-type="float" office:value="-0.0146933" calcext:value-type="float">
            <text:p>-1,47E-02</text:p>
          </table:table-cell>
          <table:table-cell/>
          <table:table-cell table:formula="of:=AVERAGE([.C5:.D5])*1000" office:value-type="float" office:value="-15.1889" calcext:value-type="float">
            <text:p>-1,52E+01</text:p>
          </table:table-cell>
          <table:table-cell table:formula="of:=1000000*([.C5]-[.D5])" office:value-type="float" office:value="-991.199999999999" calcext:value-type="float">
            <text:p>-9,91E+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5273" calcext:value-type="float">
            <text:p>-1,55E+01</text:p>
          </table:table-cell>
          <table:table-cell office:value-type="float" office:value="-15.428" calcext:value-type="float">
            <text:p>-1,54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15996" calcext:value-type="float">
            <text:p>-1,60E-02</text:p>
          </table:table-cell>
          <table:table-cell office:value-type="float" office:value="-0.0149807" calcext:value-type="float">
            <text:p>-1,50E-02</text:p>
          </table:table-cell>
          <table:table-cell/>
          <table:table-cell table:formula="of:=AVERAGE([.C6:.D6])*1000" office:value-type="float" office:value="-15.48835" calcext:value-type="float">
            <text:p>-1,55E+01</text:p>
          </table:table-cell>
          <table:table-cell table:formula="of:=1000000*([.C6]-[.D6])" office:value-type="float" office:value="-1015.3" calcext:value-type="float">
            <text:p>-1,02E+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5.4056" calcext:value-type="float">
            <text:p>-1,54E+01</text:p>
          </table:table-cell>
          <table:table-cell office:value-type="float" office:value="-15.3077" calcext:value-type="float">
            <text:p>-1,53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0158962" calcext:value-type="float">
            <text:p>-1,59E-02</text:p>
          </table:table-cell>
          <table:table-cell office:value-type="float" office:value="-0.0148838" calcext:value-type="float">
            <text:p>-1,49E-02</text:p>
          </table:table-cell>
          <table:table-cell/>
          <table:table-cell table:formula="of:=AVERAGE([.C7:.D7])*1000" office:value-type="float" office:value="-15.39" calcext:value-type="float">
            <text:p>-1,54E+01</text:p>
          </table:table-cell>
          <table:table-cell table:formula="of:=1000000*([.C7]-[.D7])" office:value-type="float" office:value="-1012.4" calcext:value-type="float">
            <text:p>-1,01E+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5.00355" calcext:value-type="float">
            <text:p>-1,50E+01</text:p>
          </table:table-cell>
          <table:table-cell office:value-type="float" office:value="-14.91455" calcext:value-type="float">
            <text:p>-1,49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0160614" calcext:value-type="float">
            <text:p>-1,61E-02</text:p>
          </table:table-cell>
          <table:table-cell office:value-type="float" office:value="-0.0149932" calcext:value-type="float">
            <text:p>-1,50E-02</text:p>
          </table:table-cell>
          <table:table-cell/>
          <table:table-cell table:formula="of:=AVERAGE([.C8:.D8])*1000" office:value-type="float" office:value="-15.5273" calcext:value-type="float">
            <text:p>-1,55E+01</text:p>
          </table:table-cell>
          <table:table-cell table:formula="of:=1000000*([.C8]-[.D8])" office:value-type="float" office:value="-1068.2" calcext:value-type="float">
            <text:p>-1,07E+0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0159596" calcext:value-type="float">
            <text:p>-1,60E-02</text:p>
          </table:table-cell>
          <table:table-cell office:value-type="float" office:value="-0.0148964" calcext:value-type="float">
            <text:p>-1,49E-02</text:p>
          </table:table-cell>
          <table:table-cell/>
          <table:table-cell table:formula="of:=AVERAGE([.C9:.D9])*1000" office:value-type="float" office:value="-15.428" calcext:value-type="float">
            <text:p>-1,54E+01</text:p>
          </table:table-cell>
          <table:table-cell table:formula="of:=1000000*([.C9]-[.D9])" office:value-type="float" office:value="-1063.2" calcext:value-type="float">
            <text:p>-1,06E+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0159859" calcext:value-type="float">
            <text:p>-1,60E-02</text:p>
          </table:table-cell>
          <table:table-cell office:value-type="float" office:value="-0.0148253" calcext:value-type="float">
            <text:p>-1,48E-02</text:p>
          </table:table-cell>
          <table:table-cell/>
          <table:table-cell table:formula="of:=AVERAGE([.C10:.D10])*1000" office:value-type="float" office:value="-15.4056" calcext:value-type="float">
            <text:p>-1,54E+01</text:p>
          </table:table-cell>
          <table:table-cell table:formula="of:=1000000*([.C10]-[.D10])" office:value-type="float" office:value="-1160.6" calcext:value-type="float">
            <text:p>-1,16E+0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0158852" calcext:value-type="float">
            <text:p>-1,59E-02</text:p>
          </table:table-cell>
          <table:table-cell office:value-type="float" office:value="-0.0147302" calcext:value-type="float">
            <text:p>-1,47E-02</text:p>
          </table:table-cell>
          <table:table-cell/>
          <table:table-cell table:formula="of:=AVERAGE([.C11:.D11])*1000" office:value-type="float" office:value="-15.3077" calcext:value-type="float">
            <text:p>-1,53E+01</text:p>
          </table:table-cell>
          <table:table-cell table:formula="of:=1000000*([.C11]-[.D11])" office:value-type="float" office:value="-1155" calcext:value-type="float">
            <text:p>-1,16E+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155216" calcext:value-type="float">
            <text:p>-1,55E-02</text:p>
          </table:table-cell>
          <table:table-cell office:value-type="float" office:value="-0.0144855" calcext:value-type="float">
            <text:p>-1,45E-02</text:p>
          </table:table-cell>
          <table:table-cell/>
          <table:table-cell table:formula="of:=AVERAGE([.C12:.D12])*1000" office:value-type="float" office:value="-15.00355" calcext:value-type="float">
            <text:p>-1,50E+01</text:p>
          </table:table-cell>
          <table:table-cell table:formula="of:=1000000*([.C12]-[.D12])" office:value-type="float" office:value="-1036.1" calcext:value-type="float">
            <text:p>-1,04E+0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0154355" calcext:value-type="float">
            <text:p>-1,54E-02</text:p>
          </table:table-cell>
          <table:table-cell office:value-type="float" office:value="-0.0143936" calcext:value-type="float">
            <text:p>-1,44E-02</text:p>
          </table:table-cell>
          <table:table-cell/>
          <table:table-cell table:formula="of:=AVERAGE([.C13:.D13])*1000" office:value-type="float" office:value="-14.91455" calcext:value-type="float">
            <text:p>-1,49E+01</text:p>
          </table:table-cell>
          <table:table-cell table:formula="of:=1000000*([.C13]-[.D13])" office:value-type="float" office:value="-1041.9" calcext:value-type="float">
            <text:p>-1,04E+03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.00.0000</text:date>, <text:time style:data-style-name="N2" text:time-value="19:56:55.300798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20:02:09.461748470</dc:date>
    <meta:editing-duration>PT16M17S</meta:editing-duration>
    <meta:editing-cycles>4</meta:editing-cycles>
    <meta:generator>LibreOffice/6.1.2.1$Linux_X86_64 LibreOffice_project/10$Build-1</meta:generator>
    <meta:document-statistic meta:table-count="1" meta:cell-count="97" meta:object-count="0"/>
  </office:meta>
</office:document-meta>
</file>